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82.87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52.78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8.55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ro5" style:family="table-row">
      <style:table-row-properties style:row-height="28.68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ro7" style:family="table-row">
      <style:table-row-properties style:row-height="16.62mm" fo:break-before="auto" style:use-optimal-row-height="true"/>
    </style:style>
    <style:style style:name="ro8" style:family="table-row">
      <style:table-row-properties style:row-height="20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T60_liageINSEE_localisation-commune-desambiguis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e vedett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Défin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704</text:p>
          </table:table-cell>
          <table:table-cell/>
          <table:table-cell office:value-type="string" calcext:value-type="string">
            <text:p>ancienne province</text:p>
          </table:table-cell>
          <table:table-cell office:value-type="string" calcext:value-type="string">
            <text:p>Amie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rovince ; avait pour capitale Amiens ; le quart du département de l’Oise — une bande au nord — en dépen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82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Argenlieu</text:p>
          </table:table-cell>
          <table:table-cell office:value-type="float" office:value="60034" calcext:value-type="float">
            <text:p>60034</text:p>
          </table:table-cell>
          <table:table-cell office:value-type="string" calcext:value-type="string">
            <text:p/>
            <text:p>         lieu détruit, entre Argenlieu, CUIGNIERES et ERQUINVILLER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556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Banr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Aisne, rive gauche ; 5 km, dont 3 km sur la limite Oise-Aisne ; source au sud de Banru, commune de Montigny-Lengrain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291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Beaumont-en-Beine</text:p>
          </table:table-cell>
          <table:table-cell table:style-name="ce1" office:value-type="string" calcext:value-type="string">
            <text:p>02056</text:p>
          </table:table-cell>
          <table:table-cell office:value-type="string" calcext:value-type="string">
            <text:p/>
            <text:p>         rivière, affluent de la Somme, rive gauche ; 9 km, dont 3 km dans le 48l’Oisedépartementde ; source à Beaumont-en-Beine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823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Beaumont-sur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ys de Chambly (civitas Bellovacorum — Seconde Belgique), plus tard : doyenné de Beaumont (decanatus de Bello monte), aujourd’hui Beaumont-sur-Oise, Val-d’Oi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0869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Beaurains</text:p>
          </table:table-cell>
          <table:table-cell office:value-type="float" office:value="60055" calcext:value-type="float">
            <text:p>60055</text:p>
          </table:table-cell>
          <table:table-cell office:value-type="string" calcext:value-type="string">
            <text:p>nom de lieu habité distinct relevé dans un certain nombre de communes, notamment ANSACQ, BOUCONVILLERS, BOUILLANCY, BROYES, ETOUY, FAY-LES-ETANGS, HANVOILE, NAMPCEL, NOINTEL, PONTARME, SAINT-QUENTIN-DES-PRES, VILLERS-SAINT-PAUL, ROUVILLE (le Château-Picard), Beaurains, BUSSY, SALENCY, FRETOY-LE-CHATEAU, 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645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Belval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a Divette, rive droite ; 5 km ; source à l’est de Belval, hameau du Plessis-de-Roye, vers la limite de cette commu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13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bois d’Amy et d’Avricourt</text:p>
          </table:table-cell>
          <table:table-cell office:value-type="string" calcext:value-type="string">
            <text:p>60011/60035</text:p>
          </table:table-cell>
          <table:table-cell office:value-type="string" calcext:value-type="string">
            <text:p/>
            <text:p>         rivière, affluent de la Somme, rive gauche ; 60 km, dont 5 km dans le département de l’Oise. Sources dans les bois d’Amy et d’Avricou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664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Bois d’Autrecourt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ruisseau, affluent de l’Oise, rive droite 8 km ; source dans le Bois d’Autrecourt, sur la limite séparant les communes de Béhéricourt et de Grandru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665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Bois d’Héronval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uteur, au nord de la commune de Grandru ; alt. 180 m sur la limite du département de l’Aisne, au Chêne Tortu ; 187 m au Bois d’Héronva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830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Bois de la Morlièr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étendue boisée ; 1 100 ha avec le Bois de la Morlière, contigu ; au nord-est de La Hére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807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Bois-Guillau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ise, rive droite ; 27 km, dont 4 km dans notre département ; source au sud du Bois-Guillaume, hameau de Lier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116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bourg d’Auneuil</text:p>
          </table:table-cell>
          <table:table-cell office:value-type="float" office:value="60029" calcext:value-type="float">
            <text:p>60029</text:p>
          </table:table-cell>
          <table:table-cell office:value-type="string" calcext:value-type="string">
            <text:p/>
            <text:p>         ruisseau, affluent de l’Avelon, rive droite ; 7 km. Source dans le bourg d’Auneu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259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carrefour de Diane</text:p>
          </table:table-cell>
          <table:table-cell office:value-type="float" office:value="60569" calcext:value-type="float">
            <text:p>60569</text:p>
          </table:table-cell>
          <table:table-cell office:value-type="string" calcext:value-type="string">
            <text:p/>
            <text:p>         ruisseau, affluent de l’Aisne, rive droite ; 4 km source en forêt de Laigue, à l’ouest du carrefour de Dia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745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carrefour des Sabl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Oise, rive gauche ; 14 km ; source en forêt de Compiègne, près du carrefour des Sablons (à l’est du village de Saint-Jean-aux-Bois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1648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Chaâl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e plus grand des étangs de Chaâlis, commune de Fontaine-Chaâl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665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Chêne Tortu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uteur, au nord de la commune de Grandru ; alt. 180 m sur la limite du département de l’Aisne, au Chêne Tortu ; 187 m au Bois d’Héronv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309</text:p>
          </table:table-cell>
          <table:table-cell/>
          <table:table-cell office:value-type="string" calcext:value-type="string">
            <text:p>lieu distinct d’habitation</text:p>
          </table:table-cell>
          <table:table-cell office:value-type="string" calcext:value-type="string">
            <text:p>Chiry</text:p>
          </table:table-cell>
          <table:table-cell office:value-type="float" office:value="60150" calcext:value-type="float">
            <text:p>60150</text:p>
          </table:table-cell>
          <table:table-cell office:value-type="string" calcext:value-type="string">
            <text:p/>
            <text:p>         lieu distinct d’habitation relevé dans plusieurs communes, notamment ABANCOURT, BAUGY, BEHERICOURT, Chiry, CUISE-LA-MOTTE, DRESLINCOURT, FLEURINES, GURY, PLAILLY, ROSIERES 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083</text:p>
          </table:table-cell>
          <table:table-cell/>
          <table:table-cell office:value-type="string" calcext:value-type="string">
            <text:p>écart</text:p>
          </table:table-cell>
          <table:table-cell office:value-type="string" calcext:value-type="string">
            <text:p>Compiègne-sud</text:p>
          </table:table-cell>
          <table:table-cell office:value-type="float" office:value="60159" calcext:value-type="float">
            <text:p>60159</text:p>
          </table:table-cell>
          <table:table-cell office:value-type="string" calcext:value-type="string">
            <text:p/>
            <text:p>         canton d’Estrées-Saint-Denis, puis Compiègne-sud (1973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714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coteaux de Beaugies-sous-Bois</text:p>
          </table:table-cell>
          <table:table-cell office:value-type="float" office:value="60052" calcext:value-type="float">
            <text:p>60052</text:p>
          </table:table-cell>
          <table:table-cell office:value-type="string" calcext:value-type="string">
            <text:p/>
            <text:p>         rivière, affluent de l’Oise, rive droite ; 20 km ; sources aux coteaux de Beaugies-sous-Bo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470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Cré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u Thérain, rive droite, 10 km. Source à SAINT-SULPICE, entre la Vallée et Créc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095</text:p>
          </table:table-cell>
          <table:table-cell/>
          <table:table-cell office:value-type="string" calcext:value-type="string">
            <text:p>chef-lieu de canton</text:p>
          </table:table-cell>
          <table:table-cell office:value-type="string" calcext:value-type="string">
            <text:p>Creil-Nogent-sur-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ef-lieu de canton, arrondissement de Senlis — Le canton de Creil a été divisé en quatre cantons (décret du 13 juillet 1973) : CHANTILLY ; MONTATAIRE ; Creil-sud (partie de la ville située rive gauche de l’Oise) ; Creil-Nogent-sur-Oise ou Creil-nord (partie de la ville située rive droite de l’Ois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095</text:p>
          </table:table-cell>
          <table:table-cell/>
          <table:table-cell office:value-type="string" calcext:value-type="string">
            <text:p>chef-lieu de canton</text:p>
          </table:table-cell>
          <table:table-cell office:value-type="string" calcext:value-type="string">
            <text:p>Creil-no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ef-lieu de canton, arrondissement de Senlis — Le canton de Creil a été divisé en quatre cantons (décret du 13 juillet 1973) : CHANTILLY ; MONTATAIRE ; Creil-sud (partie de la ville située rive gauche de l’Oise) ; Creil-Nogent-sur-Oise ou Creil-nord (partie de la ville située rive droite de l’Ois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095</text:p>
          </table:table-cell>
          <table:table-cell/>
          <table:table-cell office:value-type="string" calcext:value-type="string">
            <text:p>chef-lieu de canton</text:p>
          </table:table-cell>
          <table:table-cell office:value-type="string" calcext:value-type="string">
            <text:p>Creil-su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ef-lieu de canton, arrondissement de Senlis — Le canton de Creil a été divisé en quatre cantons (décret du 13 juillet 1973) : CHANTILLY ; MONTATAIRE ; Creil-sud (partie de la ville située rive gauche de l’Oise) ; Creil-Nogent-sur-Oise ou Creil-nord (partie de la ville située rive droite de l’Ois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665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département de l’Ais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, au nord de la commune de Grandru ; alt. 180 m sur la limite du département de l’Aisne, au Chêne Tortu ; 187 m au Bois d’Héronv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49</text:p>
          </table:table-cell>
          <table:table-cell/>
          <table:table-cell office:value-type="string" calcext:value-type="string">
            <text:p>canal de grande navigation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al de grande navigation, sur la rive droite de la rivière, prolongeant le canal de Manicamp (Aisne) ; aboutit sur l’Oise au Port-à-Pintrelle, communes de Longueil-Annel et de Janville. 34 km, dont 27 km dans le département de l’Oise ; profil transversal : 15 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267</text:p>
          </table:table-cell>
          <table:table-cell/>
          <table:table-cell office:value-type="string" calcext:value-type="string">
            <text:p>chef-lieu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ef-lieu du département de l’Oi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310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endue boisée, aujourd’hui disparue, qui couvrait anciennement le nord-ouest du département de l’Oise, de BEAUVAIS à FORMERIE, GRANDVILLIERS et BRETEU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613</text:p>
          </table:table-cell>
          <table:table-cell/>
          <table:table-cell office:value-type="string" calcext:value-type="string">
            <text:p>fleuve côtier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leuve côtier, se jette dans la Manche au Tréport ; 62 km dont 12 km dans le département de l’Oise ou sur ses limites ; source sur le terroir de Blargi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059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, commune de Savignies, alt. 237 m, l’un des culmens du département de l’Oi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166</text:p>
          </table:table-cell>
          <table:table-cell/>
          <table:table-cell office:value-type="string" calcext:value-type="string">
            <text:p>marais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rais, les plus vastes du département de l’Oise ; 1 200 ha environ (7 km de longueur sur 1,5 km de largeur moyen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89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Aisne, rive droite, 18 km dont 3 km dans le département de l’Oise ; source au terroir de la commune de Juvigny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66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Aisne, rive gauche ; 18 km, dont 11 km dans le département de l’Oise ; source sur le terroir de la commune de Retheuil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31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Avre, rive gauche ; 28 km, dont 9 km dans le département de l’Oise ; source à Vendeuil, au sud du villa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269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ise, rive droite ; 20 km, dont 17 km dans le département de l’Oise ; source dans le vallon de Lardières, au nord du villa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031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ise, rive gauche ; 306 km dont 20 km dans le département de l’Oise. Source à Sommaisne (Meuse) ; arrose, dans le département de l’Oise, les communes de : BITRY, COURTIEUX, JAULZY, ATTICHY, CUISE-LA-MOTTE, BERNEUIL-SUR-AISNE, RETHONDES, CHOISY-AU-BAC, COMPIEG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122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ise, rive gauche ; 33 km, dont 29 km dans le département de l’Oise. — Source à la ferme de la Noue, près de Villers-Cotterêts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584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urcq, rive droite, 12 km dont 10 km dans le département de l’Oise ; source près de Gueux, terroir de Bouillanc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03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urcq, rive gauche ; 18 km dont 1,5 km dans le département de l’Oise ; Source à Sommelans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8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Marne, rive droite ; 85 km dont 16 km dans le département de l’Oise ; source dans la forêt de Riz (Aisne), vers la limite du département de la Mar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299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rivière de Poix, rive droite (la rivière de Poix est un affluent de la Celle, rive gauche) ; 14 km dont 5 km dans le département de l’Oise ; source entre SARCUS et ELENCOU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249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eine, rive droite, 102 km, dont 35 km sur la limite du département de l’Oise ; source près de Compainville (Seine-Maritim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795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omme, rive gauche ; 36 km dont 9 km dans le département de l’Oise. Sources dans le village de Catheux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13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omme, rive gauche ; 60 km, dont 5 km dans le département de l’Oise. Sources dans les bois d’Amy et d’Avricou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148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département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Epte, rive gauche ; 10 km, dont 5 km dans le département de l’Oise ; source au terroir de Montagny-en-Vexin, à la fontaine au Diable, considérée autrefois comme lieu d’apparitio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8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département de la Mar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Marne, rive droite ; 85 km dont 16 km dans le département de l’Oise ; source dans la forêt de Riz (Aisne), vers la limite du département de la Mar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605</text:p>
          </table:table-cell>
          <table:table-cell/>
          <table:table-cell office:value-type="string" calcext:value-type="string">
            <text:p>région naturelle</text:p>
          </table:table-cell>
          <table:table-cell office:value-type="string" calcext:value-type="string">
            <text:p>département de la Seine-Maritim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égion naturelle, s’étendant surtout dans le département de la Seine-Maritime ; vient finir dans notre département par un angle aigu dont le sommet peut se situer vers Noailles ; autrefois couverte de forêts ; grands défrichements à partir du XIIIe s. La région a en général un sol glaiseux ; cf. le dicton : « Pays de Bray, pays de boue »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047</text:p>
          </table:table-cell>
          <table:table-cell/>
          <table:table-cell office:value-type="string" calcext:value-type="string">
            <text:p>hauteurs</text:p>
          </table:table-cell>
          <table:table-cell office:value-type="string" calcext:value-type="string">
            <text:p>département du Val d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s, sur la limite du département du Val d’Oise, alt. 212-218 m. ; un des culmens du Vex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424d1</text:p>
          </table:table-cell>
          <table:table-cell/>
          <table:table-cell office:value-type="string" calcext:value-type="string">
            <text:p>écart</text:p>
          </table:table-cell>
          <table:table-cell office:value-type="string" calcext:value-type="string">
            <text:p>Elincourt</text:p>
          </table:table-cell>
          <table:table-cell office:value-type="float" office:value="60206" calcext:value-type="float">
            <text:p>60206</text:p>
          </table:table-cell>
          <table:table-cell office:value-type="string" calcext:value-type="string">
            <text:p/>
            <text:p>         écart, commune d'Elincour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838</text:p>
          </table:table-cell>
          <table:table-cell/>
          <table:table-cell office:value-type="string" calcext:value-type="string">
            <text:p>branche</text:p>
          </table:table-cell>
          <table:table-cell office:value-type="string" calcext:value-type="string">
            <text:p>en aval de Beauva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ranche de la rivière Thérain en aval de Beauvais (de BEAUVAIS à Wagicourt) ; 4 k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981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environs de Villers-Cotterêts</text:p>
          </table:table-cell>
          <table:table-cell table:style-name="ce1" office:value-type="string" calcext:value-type="string">
            <text:p>02810</text:p>
          </table:table-cell>
          <table:table-cell office:value-type="string" calcext:value-type="string">
            <text:p/>
            <text:p>         étendue boisée s’étendant aujourd’hui aux environs de Villers-Cotterêts (Aisne) ; 13 000 ha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424dé</text:p>
          </table:table-cell>
          <table:table-cell/>
          <table:table-cell office:value-type="string" calcext:value-type="string">
            <text:p>écart</text:p>
          </table:table-cell>
          <table:table-cell office:value-type="string" calcext:value-type="string">
            <text:p>Estrées</text:p>
          </table:table-cell>
          <table:table-cell office:value-type="float" office:value="60223" calcext:value-type="float">
            <text:p>60223</text:p>
          </table:table-cell>
          <table:table-cell office:value-type="string" calcext:value-type="string">
            <text:p/>
            <text:p>         écart, commune d'Estré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0219</text:p>
          </table:table-cell>
          <table:table-cell/>
          <table:table-cell office:value-type="string" calcext:value-type="string">
            <text:p>deux étangs</text:p>
          </table:table-cell>
          <table:table-cell office:value-type="string" calcext:value-type="string">
            <text:p>étang de Bat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trefois, deux étangs (étang de Batigny 8 ha, étang de l’Huilier 8,5 ha), commune de Pierrefond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328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Étang de l’Etau</text:p>
          </table:table-cell>
          <table:table-cell office:value-type="string" calcext:value-type="string">
            <text:p>Non/60674</text:p>
          </table:table-cell>
          <table:table-cell office:value-type="string" calcext:value-type="string">
            <text:p/>
            <text:p>         étangs traversés par le ru de Berne, comprenant : l’Étang de la Rouillie (ou de Saint-Pierre) et l’Étang de l’Etau (ou mieux de l’Etot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0219</text:p>
          </table:table-cell>
          <table:table-cell/>
          <table:table-cell office:value-type="string" calcext:value-type="string">
            <text:p>deux étangs</text:p>
          </table:table-cell>
          <table:table-cell office:value-type="string" calcext:value-type="string">
            <text:p>étang de l’Huil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trefois, deux étangs (étang de Batigny 8 ha, étang de l’Huilier 8,5 ha), commune de Pierrefond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328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Étang de la Rouillie</text:p>
          </table:table-cell>
          <table:table-cell office:value-type="string" calcext:value-type="string">
            <text:p>Non/60674</text:p>
          </table:table-cell>
          <table:table-cell office:value-type="string" calcext:value-type="string">
            <text:p/>
            <text:p>         étangs traversés par le ru de Berne, comprenant : l’Étang de la Rouillie (ou de Saint-Pierre) et l’Étang de l’Etau (ou mieux de l’Etot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3298</text:p>
          </table:table-cell>
          <table:table-cell/>
          <table:table-cell office:value-type="string" calcext:value-type="string">
            <text:p>un des bras ou dérivation</text:p>
          </table:table-cell>
          <table:table-cell office:value-type="string" calcext:value-type="string">
            <text:p>étangs de Comelle</text:p>
          </table:table-cell>
          <table:table-cell office:value-type="float" office:value="60172" calcext:value-type="float">
            <text:p>60172</text:p>
          </table:table-cell>
          <table:table-cell office:value-type="string" calcext:value-type="string">
            <text:p>l’un des bras ou dérivation de la rivière de Thève, des étangs de Comelle à LAMORLAYE ; 5 k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487</text:p>
          </table:table-cell>
          <table:table-cell/>
          <table:table-cell office:value-type="string" calcext:value-type="string">
            <text:p>éperon</text:p>
          </table:table-cell>
          <table:table-cell office:value-type="string" calcext:value-type="string">
            <text:p>Falaise de Bray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éperon de la Falaise de Bray, commune d’Auneuil, alt. 232 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029</text:p>
          </table:table-cell>
          <table:table-cell/>
          <table:table-cell office:value-type="string" calcext:value-type="string">
            <text:p>promontoire</text:p>
          </table:table-cell>
          <table:table-cell office:value-type="string" calcext:value-type="string">
            <text:p>Falaise de Bray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uteur, promontoire de la Falaise de Bray ; alt. 200-218 m, communes de Noailles et de Silly-Tillard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780</text:p>
          </table:table-cell>
          <table:table-cell/>
          <table:table-cell office:value-type="string" calcext:value-type="string">
            <text:p>promontoire</text:p>
          </table:table-cell>
          <table:table-cell office:value-type="string" calcext:value-type="string">
            <text:p>Falaise de Bray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promontoire de la Falaise de Bray, communes d’Hodenc-l’Évêque et de Silly-Tillard, alt. 225 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122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ferme de la Noue</text:p>
          </table:table-cell>
          <table:table-cell table:style-name="ce1" office:value-type="string" calcext:value-type="string">
            <text:p>02810</text:p>
          </table:table-cell>
          <table:table-cell office:value-type="string" calcext:value-type="string">
            <text:p/>
            <text:p>         rivière, affluent de l’Oise, rive gauche ; 33 km, dont 29 km dans le département de l’Oise. — Source à la ferme de la Noue, près de Villers-Cotterêts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148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fontaine au Di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Epte, rive gauche ; 10 km, dont 5 km dans le département de l’Oise ; source au terroir de Montagny-en-Vexin, à la fontaine au Diable, considérée autrefois comme lieu d’apparitio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131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fontaine d’Eclon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u Thérain, rive droite ; 22 km. Source à la fontaine d’Eclonde entre SENANTES et VILLEMBRAY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60-0060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Fontaine-au-B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ise, rive droite ; 44 km ; source à la Fontaine-au-But, entre La Neuville-Saint-Pierre et REUIL-SUR-BRECHE ; cette rivière prenait naissance, dans les temps anciens, à plusieurs km de sa source actuelle, vers Maulers, à huit km en amont. La rivière sépare en deux parties un petit massif de collines boisées</text:p>
            <text:p>            coupure utilisée comme lieu de passage : aujourd’hui RN n° 16 et voie ferrée Paris-Creil-Amiens.</text:p>
            <text:p>        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797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forêt d’Hala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endue boisée contiguë à la forêt d’Halatte dont elle est une dépendance à l’ouest ; alt. 130 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210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forêt d’Hala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endue boisée, 250 ha, contiguë à la forêt d’Halatte dont elle est une dépendance à l’ouest ; alt. 59-70 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91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forêt d’Hala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, en forêt d’Halatte, au sud de la commune de Pontpoint ; alt. 220-222 m ; culmen de la rive gauche de l’Oise pour notre département ; commune de Pontpoint, Villeneuve-sur-Verberie, Villers-Saint-Frambour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044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forêt d’Hala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, en forêt d’Halatte, communes d’Aumont et de Senlis, alt. 142 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293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forêt d’Ourscamp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endue boisée, dépendance au sud-est de la forêt d’Ourscamp, au nord-est de la forêt de Laigu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46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forêt du Ly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détruit, en forêt du Lys, vers Lamorlay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732</text:p>
          </table:table-cell>
          <table:table-cell/>
          <table:table-cell office:value-type="string" calcext:value-type="string">
            <text:p>portion de forêt</text:p>
          </table:table-cell>
          <table:table-cell office:value-type="string" calcext:value-type="string">
            <text:p>forêts de Compiègne et de Retz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portion de forêt réunissant les forêts de Compiègne et de Retz, et plantée par ordre du roi François Ier, aujourd’hui défrichée ; commune de Morienval (et de Retheuil, Aisn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851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forêts de Coye et du Lys contiguës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étendue boisée au sud de la ville de Chantilly, 4 000 ha environ avec la forêt de Pontarmé contiguë, 6 200 ha environ avec les forêts de Coye et du Lys contiguë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08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Fosse-Thibault</text:p>
          </table:table-cell>
          <table:table-cell office:value-type="float" office:value="60495" calcext:value-type="float">
            <text:p>60495</text:p>
          </table:table-cell>
          <table:table-cell office:value-type="string" calcext:value-type="string">
            <text:p/>
            <text:p>         rivière, affluent de la Brèche, rive gauche, 15 km. Source à SAINT-JUST-EN-CHAUSSEE (dans les temps anciens à 3,5 km en amont, entre PLAINVAL et la Fosse-Thibault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577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Grands-Mon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Oise, rive gauche ; 9 km. Source au pied des Grands-Monts, en forêt de Compièg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485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Grumesnil</text:p>
          </table:table-cell>
          <table:table-cell office:value-type="float" office:value="76332" calcext:value-type="float">
            <text:p>76332</text:p>
          </table:table-cell>
          <table:table-cell office:value-type="string" calcext:value-type="string">
            <text:p/>
            <text:p>         rivière, affluent de l’Oise, rive droite ; 90 km. ; source à Grumesnil (Seine-Maritime) à 185 m d’al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850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hameau d’Hérouval</text:p>
          </table:table-cell>
          <table:table-cell office:value-type="float" office:value="60420" calcext:value-type="float">
            <text:p>60420</text:p>
          </table:table-cell>
          <table:table-cell office:value-type="string" calcext:value-type="string">
            <text:p/>
            <text:p>         ruisseau, affluent de l’Epte, rive gauche, 6 km ; une des sources dans le hameau d’Hérouv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319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hameau de Bellefont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e l’Oise, rive gauche, 6 km ; source au sud du hameau de Bellefontaine, commune de Nampce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11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hameau de Bray</text:p>
          </table:table-cell>
          <table:table-cell office:value-type="float" office:value="60560" calcext:value-type="float">
            <text:p>60560</text:p>
          </table:table-cell>
          <table:table-cell office:value-type="string" calcext:value-type="string">
            <text:p/>
            <text:p>         rivière, affluent de la Nonette, rive droite, 14 km. Source entre RULLY et le hameau de Bray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421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hameau de Carville</text:p>
          </table:table-cell>
          <table:table-cell office:value-type="float" office:value="60620" calcext:value-type="float">
            <text:p>60620</text:p>
          </table:table-cell>
          <table:table-cell office:value-type="string" calcext:value-type="string">
            <text:p/>
            <text:p>         ruisseau, affluent du Thérain, rive droite ; 8 km ; sources dans le village de Silly et à l’est du hameau de Carvill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807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hameau de Lierville</text:p>
          </table:table-cell>
          <table:table-cell office:value-type="float" office:value="60363" calcext:value-type="float">
            <text:p>60363</text:p>
          </table:table-cell>
          <table:table-cell office:value-type="string" calcext:value-type="string">
            <text:p/>
            <text:p>         rivière, affluent de l’Oise, rive droite ; 27 km, dont 4 km dans notre département ; source au sud du Bois-Guillaume, hameau de Lierville.</text:p>
          </table:table-cell>
          <table:table-cell office:value-type="string" calcext:value-type="string">
            <text:p>hameau de la commune de Lierville</text:p>
          </table:table-cell>
          <table:table-cell/>
        </table:table-row>
        <table:table-row table:style-name="ro2">
          <table:table-cell office:value-type="string" calcext:value-type="string">
            <text:p>DT60-03492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hameau de Lois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ise, rive gauche ; 28 km ; source près du hameau de Loisy, commune de Ver-sur-Launet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704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hameau de Macqueli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Ourcq, rive droite ; 14 km ; source à l’ouest du hameau de Macquelines, sur la limite séparant les terroirs de Betz et de Levigne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359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hameau de Pierrefonds</text:p>
          </table:table-cell>
          <table:table-cell office:value-type="float" office:value="60491" calcext:value-type="float">
            <text:p>60491</text:p>
          </table:table-cell>
          <table:table-cell office:value-type="string" calcext:value-type="string">
            <text:p/>
            <text:p>         rivière, affluent de l’Aisne, rive gauche ; 13 km. Source au sud de Palesne, hameau de Pierrefonds.</text:p>
          </table:table-cell>
          <table:table-cell office:value-type="string" calcext:value-type="string">
            <text:p>hameau de la commune de Pierrefonds</text:p>
          </table:table-cell>
          <table:table-cell/>
        </table:table-row>
        <table:table-row table:style-name="ro2">
          <table:table-cell office:value-type="string" calcext:value-type="string">
            <text:p>DT60-0322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hameau de Saint-Mar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Automne, rive gauche ; 11 km ; source au hameau de Saint-Mard, commune d’Auger-Saint-Vince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563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hameau de Saint-Sulpice</text:p>
          </table:table-cell>
          <table:table-cell office:value-type="float" office:value="60598" calcext:value-type="float">
            <text:p>60598</text:p>
          </table:table-cell>
          <table:table-cell office:value-type="string" calcext:value-type="string">
            <text:p/>
            <text:p>         ruisseau, affluent du Thérain, rive droite ; 10 km ; source près de La Vallée, hameau de Saint-Sulpice.</text:p>
          </table:table-cell>
          <table:table-cell office:value-type="string" calcext:value-type="string">
            <text:p>hameau de la commune de Saint-Sulpice</text:p>
          </table:table-cell>
          <table:table-cell/>
        </table:table-row>
        <table:table-row table:style-name="ro3">
          <table:table-cell office:value-type="string" calcext:value-type="string">
            <text:p>DT60-00645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hameau du Plessis-de-Roye</text:p>
          </table:table-cell>
          <table:table-cell office:value-type="float" office:value="60499" calcext:value-type="float">
            <text:p>60499</text:p>
          </table:table-cell>
          <table:table-cell office:value-type="string" calcext:value-type="string">
            <text:p/>
            <text:p>         ruisseau, affluent de la Divette, rive droite ; 5 km ; source à l’est de Belval, hameau du Plessis-de-Roye, vers la limite de cette commune.</text:p>
          </table:table-cell>
          <table:table-cell office:value-type="string" calcext:value-type="string">
            <text:p>hameau de la commune du Plessis-de-Roye</text:p>
          </table:table-cell>
          <table:table-cell/>
        </table:table-row>
        <table:table-row table:style-name="ro2">
          <table:table-cell office:value-type="string" calcext:value-type="string">
            <text:p>DT60-03428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Ile-de-Fran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ys de Soissons, cité des Suessiones, Seconde Belgique ; dépendant de la province de l’Ile-de-Fr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1745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a Chapelle-aux-Pots</text:p>
          </table:table-cell>
          <table:table-cell office:value-type="string" calcext:value-type="string">
            <text:p>Non/60333</text:p>
          </table:table-cell>
          <table:table-cell office:value-type="string" calcext:value-type="string">
            <text:p>nom de lieu habité distinct relevé dans plusieurs commune, notamment à : AMBLAINVILLE, ANTHEUIL-PORTES, BOUTENCOURT, FRESNOY-LE-LUAT, GRANDFRESNOY, La Chapelle-aux-Pots, LITZ, La Neuville-en-Hez, PLAINVAL, SAINT-MAXIMIN, …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217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La Chapelle-en-Serval</text:p>
          </table:table-cell>
          <table:table-cell office:value-type="string" calcext:value-type="string">
            <text:p>Non/60142</text:p>
          </table:table-cell>
          <table:table-cell office:value-type="string" calcext:value-type="string">
            <text:p/>
            <text:p>         ruisseau, affluent de la Thève, rive gauche ; 3 km. Source à l’est de La Chapelle-en-Serva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079</text:p>
          </table:table-cell>
          <table:table-cell/>
          <table:table-cell office:value-type="string" calcext:value-type="string">
            <text:p>hameau</text:p>
          </table:table-cell>
          <table:table-cell office:value-type="string" calcext:value-type="string">
            <text:p>La Chapelle-sous-Gerberoy</text:p>
          </table:table-cell>
          <table:table-cell office:value-type="string" calcext:value-type="string">
            <text:p>Non/60335</text:p>
          </table:table-cell>
          <table:table-cell office:value-type="string" calcext:value-type="string">
            <text:p/>
            <text:p>         hameau de La Chapelle-sous-Gerberoy et de VROCOUR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830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La Hérelle</text:p>
          </table:table-cell>
          <table:table-cell office:value-type="string" calcext:value-type="string">
            <text:p>Non/60311</text:p>
          </table:table-cell>
          <table:table-cell office:value-type="string" calcext:value-type="string">
            <text:p/>
            <text:p>         étendue boisée ; 1 100 ha avec le Bois de la Morlière, contigu ; au nord-est de La Hérel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3400</text:p>
          </table:table-cell>
          <table:table-cell/>
          <table:table-cell office:value-type="string" calcext:value-type="string">
            <text:p>lieu distinct d’habitation</text:p>
          </table:table-cell>
          <table:table-cell office:value-type="string" calcext:value-type="string">
            <text:p>La Hérelle</text:p>
          </table:table-cell>
          <table:table-cell office:value-type="string" calcext:value-type="string">
            <text:p>Non/60311</text:p>
          </table:table-cell>
          <table:table-cell office:value-type="string" calcext:value-type="string">
            <text:p>nom de lieu distinct d’habitation relevé dans plusieurs commune, notamment : BETHISY-SAINT-MARTIN, BRENOUILLE, MORLINCOURT, ORMOY-VILLERS, PLAINVAL, SILLY-LE-LONG, La Hérelle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1745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a Neuville-en-Hez</text:p>
          </table:table-cell>
          <table:table-cell office:value-type="string" calcext:value-type="string">
            <text:p>Non/60454</text:p>
          </table:table-cell>
          <table:table-cell office:value-type="string" calcext:value-type="string">
            <text:p>nom de lieu habité distinct relevé dans plusieurs commune, notamment à : AMBLAINVILLE, ANTHEUIL-PORTES, BOUTENCOURT, FRESNOY-LE-LUAT, GRANDFRESNOY, La Chapelle-aux-Pots, LITZ, La Neuville-en-Hez, PLAINVAL, SAINT-MAXIMIN, …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60-03453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a Neuville-Roy</text:p>
          </table:table-cell>
          <table:table-cell office:value-type="string" calcext:value-type="string">
            <text:p>Non/60456</text:p>
          </table:table-cell>
          <table:table-cell office:value-type="string" calcext:value-type="string">
            <text:p>nom de lieu habité distinct assez fréquent dans notre département, relevé notamment dans les communes de : BERNEUIL-SUR-AISNE, CHEVRIERES, FRANCIERES</text:p>
            <text:p>         </text:p>
            <text:p>            Sucrerie de Francières, aujourd’hui hameau important (120 habitants).</text:p>
            <text:p>         , GRANDFRESNOY, La Neuville-Roy, TRICOT, VAUCIENNES…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60-0060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La Neuville-Saint-Pierre</text:p>
          </table:table-cell>
          <table:table-cell office:value-type="string" calcext:value-type="string">
            <text:p>Non/60457</text:p>
          </table:table-cell>
          <table:table-cell office:value-type="string" calcext:value-type="string">
            <text:p/>
            <text:p>         rivière, affluent de l’Oise, rive droite ; 44 km ; source à la Fontaine-au-But, entre La Neuville-Saint-Pierre et REUIL-SUR-BRECHE ; cette rivière prenait naissance, dans les temps anciens, à plusieurs km de sa source actuelle, vers Maulers, à huit km en amont. La rivière sépare en deux parties un petit massif de collines boisées</text:p>
            <text:p>            coupure utilisée comme lieu de passage : aujourd’hui RN n° 16 et voie ferrée Paris-Creil-Amiens.</text:p>
            <text:p>        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0638</text:p>
          </table:table-cell>
          <table:table-cell/>
          <table:table-cell office:value-type="string" calcext:value-type="string">
            <text:p>lieu</text:p>
          </table:table-cell>
          <table:table-cell office:value-type="string" calcext:value-type="string">
            <text:p>Le Coudray-Saint-Germer</text:p>
          </table:table-cell>
          <table:table-cell office:value-type="string" calcext:value-type="string">
            <text:p>Non/60164</text:p>
          </table:table-cell>
          <table:table-cell office:value-type="string" calcext:value-type="string">
            <text:p>nom de lieu assez fréquent, autrefois surtout ; relevé dans un grand nombre de commune, notamment à : BONNEUIL-EN-VALOIS, BOUVRESSE, BROQUIERS, BUICOURT, CLAIROIX, Le Coudray-Saint-Germer, CREPY-EN-VALOIS, DARGIES, FITZ-JAMES, FONTAINE-SAINT-LUCIEN, LAGNY-LE-SEC, MARQUEGLISE, MONCEAUX, NOYON, PONT-L'EVEQUE, PRECY-SUR-OISE, RIBECOURT, SAINT-SAUVEUR, Le Vaumain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60-02374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e Coudray-Saint-Germer</text:p>
          </table:table-cell>
          <table:table-cell office:value-type="string" calcext:value-type="string">
            <text:p>Non/60164</text:p>
          </table:table-cell>
          <table:table-cell office:value-type="string" calcext:value-type="string">
            <text:p>nom de lieu habité distinct relevé dans plusieurs commune, notamment : ATTICHY, BERLANCOURT, BONNEUIL-LES-EAUX</text:p>
            <text:p>         </text:p>
            <text:p>            ferme de Mon plaisir 1957 IGN.</text:p>
            <text:p>         , Le Coudray-Saint-Germer</text:p>
            <text:p>         </text:p>
            <text:p>            aujourd’hui détruit.</text:p>
            <text:p>         , HERICOURT-SUR-THERAIN, JONQUIERES, NAMPCEL, SENANTES, … (le plus souvent, nom d’une ferme)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60-02449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e Coudray-Saint-Germer</text:p>
          </table:table-cell>
          <table:table-cell office:value-type="string" calcext:value-type="string">
            <text:p>Non/60164</text:p>
          </table:table-cell>
          <table:table-cell office:value-type="string" calcext:value-type="string">
            <text:p>nom de lieu habité distinct relevé dans plusieurs commune, notamment : ATTICHY, Le Coudray-Saint-Germer, HOUDANCOURT, LIBERMONT</text:p>
            <text:p>         </text:p>
            <text:p>            les Moulins-de-Cachy 1840, du nom de lieu habité Cachy, écart, même commune.</text:p>
            <text:p>         , ROUVILLERS, SILLY-LE-LONG, VERBERIE, 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1179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e Plessis-Belleville</text:p>
          </table:table-cell>
          <table:table-cell office:value-type="string" calcext:value-type="string">
            <text:p>Non/60500</text:p>
          </table:table-cell>
          <table:table-cell office:value-type="string" calcext:value-type="string">
            <text:p>nom de lieu habité distinct relevé dans plusieurs commune, notamment : Le Plessis-Belleville, SACY-LE-GRAND…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60-02619</text:p>
          </table:table-cell>
          <table:table-cell/>
          <table:table-cell office:value-type="string" calcext:value-type="string">
            <text:p>lieu habité distinct</text:p>
          </table:table-cell>
          <table:table-cell office:value-type="string" calcext:value-type="string">
            <text:p>Le Ployron</text:p>
          </table:table-cell>
          <table:table-cell office:value-type="string" calcext:value-type="string">
            <text:p>Non/60503</text:p>
          </table:table-cell>
          <table:table-cell office:value-type="string" calcext:value-type="string">
            <text:p>nom de lieu habité distinct relevé dans plusieurs commune, notamment : AUMONT, BRENOUILLE, HOUDANCOURT, Le Ployron, VAUCIENNES, VINEUIL-SAINT-FIRMIN, …</text:p>
            <text:p>            36 passages à niveau cités par INS, 1952.</text:p>
            <text:p>        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0638</text:p>
          </table:table-cell>
          <table:table-cell/>
          <table:table-cell office:value-type="string" calcext:value-type="string">
            <text:p>lieu</text:p>
          </table:table-cell>
          <table:table-cell office:value-type="string" calcext:value-type="string">
            <text:p>Le Vaumain</text:p>
          </table:table-cell>
          <table:table-cell office:value-type="string" calcext:value-type="string">
            <text:p>Non/60660</text:p>
          </table:table-cell>
          <table:table-cell office:value-type="string" calcext:value-type="string">
            <text:p>nom de lieu assez fréquent, autrefois surtout ; relevé dans un grand nombre de commune, notamment à : BONNEUIL-EN-VALOIS, BOUVRESSE, BROQUIERS, BUICOURT, CLAIROIX, Le Coudray-Saint-Germer, CREPY-EN-VALOIS, DARGIES, FITZ-JAMES, FONTAINE-SAINT-LUCIEN, LAGNY-LE-SEC, MARQUEGLISE, MONCEAUX, NOYON, PONT-L'EVEQUE, PRECY-SUR-OISE, RIBECOURT, SAINT-SAUVEUR, Le Vaumai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715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Lombray</text:p>
          </table:table-cell>
          <table:table-cell table:style-name="ce1" office:value-type="string" calcext:value-type="string">
            <text:p>02436</text:p>
          </table:table-cell>
          <table:table-cell office:value-type="string" calcext:value-type="string">
            <text:p/>
            <text:p>         ruisseau, affluent de l’Oise, rive gauche, 8 km (dont 6 km dans l’Oise) ; source à Lombray (Aisn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567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marais de Bresles</text:p>
          </table:table-cell>
          <table:table-cell office:value-type="float" office:value="60559" calcext:value-type="float">
            <text:p>60559</text:p>
          </table:table-cell>
          <table:table-cell office:value-type="string" calcext:value-type="string">
            <text:p/>
            <text:p>         ruisseau, affluent du Thérain, rive gauche ; 5 km ; sources dans les marais de Bresl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53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marais de Sacy-le-Grand</text:p>
          </table:table-cell>
          <table:table-cell office:value-type="float" office:value="60562" calcext:value-type="float">
            <text:p>60562</text:p>
          </table:table-cell>
          <table:table-cell office:value-type="string" calcext:value-type="string">
            <text:p/>
            <text:p>         rivière, affluent de l’Oise, rive droite ; 10 km ; sources dans les marais de Sacy-le-Gran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164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Mont Pagnotte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hauteur ; prolongement, à l’est, du Mont Pagnotte, communes de Villeneuve-sur-Verberie et Pontpoint. alt. 203 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984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mont Saint-Mar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, en forêt de Compiègne, prolongement, au sud-est du mont Saint-Marc ; commune de Trosly-Breuil, alt. 126 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036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Montagne de Liancourt</text:p>
          </table:table-cell>
          <table:table-cell office:value-type="string" calcext:value-type="string">
            <text:p>non/non</text:p>
          </table:table-cell>
          <table:table-cell office:value-type="string" calcext:value-type="string">
            <text:p/>
            <text:p>         étendue boisée couvrant une grande partie du plateau et des pentes de la Montagne de Liancourt ; 500 ha envir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001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Mouchy-la-Ville</text:p>
          </table:table-cell>
          <table:table-cell office:value-type="float" office:value="60307" calcext:value-type="float">
            <text:p>60307</text:p>
          </table:table-cell>
          <table:table-cell office:value-type="string" calcext:value-type="string">
            <text:p/>
            <text:p>         lieu détruit, entre HERMES et Mouchy-la-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359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Pales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Aisne, rive gauche ; 13 km. Source au sud de Palesne, hameau de Pierrefond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18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parc de Plessis-de-Roye</text:p>
          </table:table-cell>
          <table:table-cell office:value-type="float" office:value="60499" calcext:value-type="float">
            <text:p>60499</text:p>
          </table:table-cell>
          <table:table-cell office:value-type="string" calcext:value-type="string">
            <text:p/>
            <text:p>         rivière, affluent de l’Oise, rive droite ; 14 km. Source dans le parc de Plessis-de-Roy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852</text:p>
          </table:table-cell>
          <table:table-cell/>
          <table:table-cell office:value-type="string" calcext:value-type="string">
            <text:p>canal</text:p>
          </table:table-cell>
          <table:table-cell office:value-type="string" calcext:value-type="string">
            <text:p>parc du château de Chantilly</text:p>
          </table:table-cell>
          <table:table-cell office:value-type="float" office:value="60141" calcext:value-type="float">
            <text:p>60141</text:p>
          </table:table-cell>
          <table:table-cell office:value-type="string" calcext:value-type="string">
            <text:p/>
            <text:p>         canal formant pièce d’eau (parc du château de Chantilly) long de 2 km 700, large de 60 m, traversé par la Nonett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84</text:p>
          </table:table-cell>
          <table:table-cell/>
          <table:table-cell office:value-type="string" calcext:value-type="string">
            <text:p>canal de petite navigation</text:p>
          </table:table-cell>
          <table:table-cell office:value-type="string" calcext:value-type="string">
            <text:p>Paris</text:p>
          </table:table-cell>
          <table:table-cell office:value-type="float" office:value="75056" calcext:value-type="float">
            <text:p>75056</text:p>
          </table:table-cell>
          <table:table-cell office:value-type="string" calcext:value-type="string">
            <text:p/>
            <text:p>         canal de petite navigation, rive droite de la rivière ; commence à MAREUIL-SUR-OURCQ et se termine à Paris (la Villette). Longueur : 107 km dont 8 km dans notre département ; profil transversal : 8 m à la surfac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372</text:p>
          </table:table-cell>
          <table:table-cell/>
          <table:table-cell office:value-type="string" calcext:value-type="string">
            <text:p>région</text:p>
          </table:table-cell>
          <table:table-cell office:value-type="string" calcext:value-type="string">
            <text:p>Picard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égion de Picardie ; une bande, au nord du département de l’Oise, en dépen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141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Plateau du Haut-Br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, dans le Plateau du Haut-Bray, commune de Savignies ; alt. 183 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063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Plessis-Billebaut</text:p>
          </table:table-cell>
          <table:table-cell office:value-type="float" office:value="60016" calcext:value-type="float">
            <text:p>60016</text:p>
          </table:table-cell>
          <table:table-cell office:value-type="string" calcext:value-type="string">
            <text:p/>
            <text:p>         ruisseau, affluent du Thérain, rive gauche, 6 km. Source entre ANSACQ et le Plessis-Billebau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49</text:p>
          </table:table-cell>
          <table:table-cell/>
          <table:table-cell office:value-type="string" calcext:value-type="string">
            <text:p>canal de grande navigation</text:p>
          </table:table-cell>
          <table:table-cell office:value-type="string" calcext:value-type="string">
            <text:p>Port-à-Pintrel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al de grande navigation, sur la rive droite de la rivière, prolongeant le canal de Manicamp (Aisne) ; aboutit sur l’Oise au Port-à-Pintrelle, communes de Longueil-Annel et de Janville. 34 km, dont 27 km dans le département de l’Oise ; profil transversal : 15 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254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province de l’Ile-de-Fran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ormé le 7 février 1790, pour les 3/4 de la province de l’Ile-de-France et pour 1/4 de la province de Picardie. Superficie : 585 500 h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254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province de Picard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formé le 7 février 1790, pour les 3/4 de la province de l’Ile-de-France et pour 1/4 de la province de Picardie. Superficie : 585 500 h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1638</text:p>
          </table:table-cell>
          <table:table-cell/>
          <table:table-cell office:value-type="string" calcext:value-type="string">
            <text:p>un des deux bras</text:p>
          </table:table-cell>
          <table:table-cell office:value-type="string" calcext:value-type="string">
            <text:p>rivière de Brè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un des deux bras de la rivière de Brèche avant son embouchure (bras oriental)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3298</text:p>
          </table:table-cell>
          <table:table-cell/>
          <table:table-cell office:value-type="string" calcext:value-type="string">
            <text:p>un des bras ou dérivation</text:p>
          </table:table-cell>
          <table:table-cell office:value-type="string" calcext:value-type="string">
            <text:p>rivière de Thè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un des bras ou dérivation de la rivière de Thève, des étangs de Comelle à LAMORLAYE ; 5 k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517</text:p>
          </table:table-cell>
          <table:table-cell/>
          <table:table-cell office:value-type="string" calcext:value-type="string">
            <text:p>ancienne province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rovince ; avait pour capitale Rouen ; quelques communes des cantons de Formerie et de Songeons en dépenden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786</text:p>
          </table:table-cell>
          <table:table-cell/>
          <table:table-cell office:value-type="string" calcext:value-type="string">
            <text:p>partie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Civitas Rotomagensium (Rouen) — Seconde Lyonnai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031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Sommaisne</text:p>
          </table:table-cell>
          <table:table-cell office:value-type="float" office:value="55423" calcext:value-type="float">
            <text:p>55423</text:p>
          </table:table-cell>
          <table:table-cell office:value-type="string" calcext:value-type="string">
            <text:p/>
            <text:p>         rivière, affluent de l’Oise, rive gauche ; 306 km dont 20 km dans le département de l’Oise. Source à Sommaisne (Meuse) ; arrose, dans le département de l’Oise, les communes de : BITRY, COURTIEUX, JAULZY, ATTICHY, CUISE-LA-MOTTE, BERNEUIL-SUR-AISNE, RETHONDES, CHOISY-AU-BAC, COMPIEG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033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Sommelans</text:p>
          </table:table-cell>
          <table:table-cell table:style-name="ce1" office:value-type="string" calcext:value-type="string">
            <text:p>02724</text:p>
          </table:table-cell>
          <table:table-cell office:value-type="string" calcext:value-type="string">
            <text:p/>
            <text:p>         rivière, affluent de l’Ourcq, rive gauche ; 18 km dont 1,5 km dans le département de l’Oise ; Source à Sommelans (Aisn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613</text:p>
          </table:table-cell>
          <table:table-cell/>
          <table:table-cell office:value-type="string" calcext:value-type="string">
            <text:p>fleuve côtier</text:p>
          </table:table-cell>
          <table:table-cell office:value-type="string" calcext:value-type="string">
            <text:p>terroir de Blargies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/>
            <text:p>         fleuve côtier, se jette dans la Manche au Tréport ; 62 km dont 12 km dans le département de l’Oise ou sur ses limites ; source sur le terroir de Blargi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985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terroir de Boubiers</text:p>
          </table:table-cell>
          <table:table-cell office:value-type="float" office:value="60089" calcext:value-type="float">
            <text:p>60089</text:p>
          </table:table-cell>
          <table:table-cell office:value-type="string" calcext:value-type="string">
            <text:p/>
            <text:p>         ruisseau, affluent de l’Epte, rive gauche ; 11 km, dont 8 km dans notre département ; source au nord du terroir de Boubier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584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terroir de Bouillancy</text:p>
          </table:table-cell>
          <table:table-cell office:value-type="float" office:value="60091" calcext:value-type="float">
            <text:p>60091</text:p>
          </table:table-cell>
          <table:table-cell office:value-type="string" calcext:value-type="string">
            <text:p/>
            <text:p>         rivière, affluent de l’Ourcq, rive droite, 12 km dont 10 km dans le département de l’Oise ; source près de Gueux, terroir de Bouillancy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599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terroir de Dieudonne</text:p>
          </table:table-cell>
          <table:table-cell office:value-type="float" office:value="60197" calcext:value-type="float">
            <text:p>60197</text:p>
          </table:table-cell>
          <table:table-cell office:value-type="string" calcext:value-type="string">
            <text:p/>
            <text:p>         ruisseau, affluent de l’Esches, rive gauche ; 6 km ; source au terroir de Dieudon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995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terroir de Marchémoret</text:p>
          </table:table-cell>
          <table:table-cell office:value-type="float" office:value="77273" calcext:value-type="float">
            <text:p>77273</text:p>
          </table:table-cell>
          <table:table-cell office:value-type="string" calcext:value-type="string">
            <text:p/>
            <text:p>         rivière, affluent de la Nonette, rive gauche, 11 km ; source sur le terroir de Marchémoret (Seine-et-Marne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148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terroir de Montagny-en-Vexin</text:p>
          </table:table-cell>
          <table:table-cell office:value-type="float" office:value="60412" calcext:value-type="float">
            <text:p>60412</text:p>
          </table:table-cell>
          <table:table-cell office:value-type="string" calcext:value-type="string">
            <text:p/>
            <text:p>         ruisseau, affluent de l’Epte, rive gauche ; 10 km, dont 5 km dans le département de l’Oise ; source au terroir de Montagny-en-Vexin, à la fontaine au Diable, considérée autrefois comme lieu d’apparition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704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terroirs de Betz et de Levignen</text:p>
          </table:table-cell>
          <table:table-cell office:value-type="string" calcext:value-type="string">
            <text:p>60069/60358</text:p>
          </table:table-cell>
          <table:table-cell office:value-type="string" calcext:value-type="string">
            <text:p/>
            <text:p>         rivière, affluent de l’Ourcq, rive droite ; 14 km ; source à l’ouest du hameau de Macquelines, sur la limite séparant les terroirs de Betz et de Levigne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991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Thè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angs traversés par la Thève, affluent de l’Oise, rive gauche, communes de Coye et d’Orry-la-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613</text:p>
          </table:table-cell>
          <table:table-cell/>
          <table:table-cell office:value-type="string" calcext:value-type="string">
            <text:p>fleuve côtier</text:p>
          </table:table-cell>
          <table:table-cell office:value-type="string" calcext:value-type="string">
            <text:p>Tréport</text:p>
          </table:table-cell>
          <table:table-cell office:value-type="float" office:value="76711" calcext:value-type="float">
            <text:p>76711</text:p>
          </table:table-cell>
          <table:table-cell office:value-type="string" calcext:value-type="string">
            <text:p/>
            <text:p>         fleuve côtier, se jette dans la Manche au Tréport ; 62 km dont 12 km dans le département de l’Oise ou sur ses limites ; source sur le terroir de Blargi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827</text:p>
          </table:table-cell>
          <table:table-cell/>
          <table:table-cell office:value-type="string" calcext:value-type="string">
            <text:p>ancienne province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ne province, avait pour capitale Troyes ; quelques communes des cantons de Betz et de Nanteuil-le-Haudouin en dépendent (Brie Champenoise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088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Val-d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endue boisée, dépendance de la forêt de Chantilly ; 800 ha ; 1 200 ha avec les dépendances situées dans le Val-d’Oi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823</text:p>
          </table:table-cell>
          <table:table-cell/>
          <table:table-cell office:value-type="string" calcext:value-type="string">
            <text:p>pays</text:p>
          </table:table-cell>
          <table:table-cell office:value-type="string" calcext:value-type="string">
            <text:p>Val-d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ys de Chambly (civitas Bellovacorum — Seconde Belgique), plus tard : doyenné de Beaumont (decanatus de Bello monte), aujourd’hui Beaumont-sur-Oise, Val-d’Ois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470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Vall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affluent du Thérain, rive droite, 10 km. Source à SAINT-SULPICE, entre la Vallée et Créc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310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vallée de l’O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 s’étendant, dans notre département, sur une longueur de 50 km, de la vallée de l’Oise (vers Précy-sur-Oise) à la 205l’Eptevalléede (vers Saint-Germer) dans la direction sud-est nord-oues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262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vallée de la Launet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angs situés dans la vallée de la Launette, près d’Ermenonvil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402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vallée de la Thè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angs, vallée de la Thève, commune de Mortefontaine ; trois étang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60-03655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vallée de la Thè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’un des étangs de MORTEFONTAINE, vallée de la Thève ; traversé par le ru de Vallière ou de Neumoulin, ruisselet affluent de la Thève, rive gauch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2267</text:p>
          </table:table-cell>
          <table:table-cell/>
          <table:table-cell office:value-type="string" calcext:value-type="string">
            <text:p>étangs</text:p>
          </table:table-cell>
          <table:table-cell office:value-type="string" calcext:value-type="string">
            <text:p>vallée du Théra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étangs, vallée du Thérai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572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vallon d’Alle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’Epte, rive gauche ; 26 km, dont 24 km dans notre département ; source dans le village d’Hénonville et dans le vallon d’Alleré, commune de Neuville-Bosc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269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vallon de Lardières</text:p>
          </table:table-cell>
          <table:table-cell office:value-type="float" office:value="60395" calcext:value-type="float">
            <text:p>60395</text:p>
          </table:table-cell>
          <table:table-cell office:value-type="string" calcext:value-type="string">
            <text:p/>
            <text:p>         rivière, affluent de l’Oise, rive droite ; 20 km, dont 17 km dans le département de l’Oise ; source dans le vallon de Lardières, au nord du villag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059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vallon de Noël-Saint-Martin</text:p>
          </table:table-cell>
          <table:table-cell office:value-type="float" office:value="60680" calcext:value-type="float">
            <text:p>60680</text:p>
          </table:table-cell>
          <table:table-cell office:value-type="string" calcext:value-type="string">
            <text:p/>
            <text:p>         ruisseau, affluent de l’Oise, rive gauche 3 km 5 ; source dans le vallon de Noël-Saint-Martin, au milieu du hameau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195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vallon de Vaucelles</text:p>
          </table:table-cell>
          <table:table-cell office:value-type="float" office:value="60447" calcext:value-type="float">
            <text:p>60447</text:p>
          </table:table-cell>
          <table:table-cell office:value-type="string" calcext:value-type="string">
            <text:p/>
            <text:p>         ruisseau, affluent de l’Automne, rive gauche, 3 km ; sources nombreuses, vallon de Vaucell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531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Vendeuil</text:p>
          </table:table-cell>
          <table:table-cell office:value-type="float" office:value="60664" calcext:value-type="float">
            <text:p>60664</text:p>
          </table:table-cell>
          <table:table-cell office:value-type="string" calcext:value-type="string">
            <text:p/>
            <text:p>         rivière, affluent de l’Avre, rive gauche ; 28 km, dont 9 km dans le département de l’Oise ; source à Vendeuil, au sud du villag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844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Agnetz</text:p>
          </table:table-cell>
          <table:table-cell office:value-type="float" office:value="60007" calcext:value-type="float">
            <text:p>60007</text:p>
          </table:table-cell>
          <table:table-cell office:value-type="string" calcext:value-type="string">
            <text:p/>
            <text:p>         lieu détruit, vers Agnetz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487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Airion ou Erquery</text:p>
          </table:table-cell>
          <table:table-cell office:value-type="string" calcext:value-type="string">
            <text:p>60008/60215</text:p>
          </table:table-cell>
          <table:table-cell office:value-type="string" calcext:value-type="string">
            <text:p/>
            <text:p>         lieu détruit, vers Airion ou Erquery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3619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Bailleul-le-Soc ou Grandvillers-aux-Bois</text:p>
          </table:table-cell>
          <table:table-cell office:value-type="string" calcext:value-type="string">
            <text:p>60040/60285</text:p>
          </table:table-cell>
          <table:table-cell office:value-type="string" calcext:value-type="string">
            <text:p/>
            <text:p>         lieu détruit, non localisé (vers Bailleul-le-Soc ou Grandvillers-aux-Bois, ou vers Estrées-Saint-Deni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520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Bazancourt</text:p>
          </table:table-cell>
          <table:table-cell office:value-type="float" office:value="60049" calcext:value-type="float">
            <text:p>60049</text:p>
          </table:table-cell>
          <table:table-cell office:value-type="string" calcext:value-type="string">
            <text:p/>
            <text:p>         lieu détruit, vers Bazancour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348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Brombos</text:p>
          </table:table-cell>
          <table:table-cell office:value-type="float" office:value="60109" calcext:value-type="float">
            <text:p>60109</text:p>
          </table:table-cell>
          <table:table-cell office:value-type="string" calcext:value-type="string">
            <text:p/>
            <text:p>         lieu détruit, vers Brombos ou FEUQUIER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709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vers Campremy</text:p>
          </table:table-cell>
          <table:table-cell office:value-type="float" office:value="60123" calcext:value-type="float">
            <text:p>60123</text:p>
          </table:table-cell>
          <table:table-cell office:value-type="string" calcext:value-type="string">
            <text:p/>
            <text:p>         étendue boisée, aujourd’hui disparue, vers Campremy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472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Catheux</text:p>
          </table:table-cell>
          <table:table-cell office:value-type="float" office:value="60131" calcext:value-type="float">
            <text:p>60131</text:p>
          </table:table-cell>
          <table:table-cell office:value-type="string" calcext:value-type="string">
            <text:p/>
            <text:p>         lieu détruit, vers Catheux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090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Clermont</text:p>
          </table:table-cell>
          <table:table-cell office:value-type="float" office:value="60157" calcext:value-type="float">
            <text:p>60157</text:p>
          </table:table-cell>
          <table:table-cell office:value-type="string" calcext:value-type="string">
            <text:p/>
            <text:p>         lieu détruit, vers Clermon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865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Compiègne</text:p>
          </table:table-cell>
          <table:table-cell office:value-type="float" office:value="60159" calcext:value-type="float">
            <text:p>60159</text:p>
          </table:table-cell>
          <table:table-cell office:value-type="string" calcext:value-type="string">
            <text:p/>
            <text:p>         lieu détruit, vers Compiègn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550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Cuvilly</text:p>
          </table:table-cell>
          <table:table-cell office:value-type="float" office:value="60191" calcext:value-type="float">
            <text:p>60191</text:p>
          </table:table-cell>
          <table:table-cell office:value-type="string" calcext:value-type="string">
            <text:p/>
            <text:p>         lieu détruit, vers Cuvilly ou RESSONS-SUR-MATZ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383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Cuy ou Porquéricourt</text:p>
          </table:table-cell>
          <table:table-cell office:value-type="string" calcext:value-type="string">
            <text:p>60192/60511</text:p>
          </table:table-cell>
          <table:table-cell office:value-type="string" calcext:value-type="string">
            <text:p/>
            <text:p>         lieu détruit, vers Cuy ou Porquéricour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095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Élincourt-Sainte-Marguerite</text:p>
          </table:table-cell>
          <table:table-cell office:value-type="float" office:value="60206" calcext:value-type="float">
            <text:p>60206</text:p>
          </table:table-cell>
          <table:table-cell office:value-type="string" calcext:value-type="string">
            <text:p/>
            <text:p>         lieu détruit, vers Élincourt-Sainte-Margueri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619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Estrées-Saint-Denis</text:p>
          </table:table-cell>
          <table:table-cell office:value-type="float" office:value="60223" calcext:value-type="float">
            <text:p>60223</text:p>
          </table:table-cell>
          <table:table-cell office:value-type="string" calcext:value-type="string">
            <text:p/>
            <text:p>         lieu détruit, non localisé (vers Bailleul-le-Soc ou Grandvillers-aux-Bois, ou vers Estrées-Saint-Denis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699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Fouilleuse</text:p>
          </table:table-cell>
          <table:table-cell office:value-type="float" office:value="60247" calcext:value-type="float">
            <text:p>60247</text:p>
          </table:table-cell>
          <table:table-cell office:value-type="string" calcext:value-type="string">
            <text:p/>
            <text:p>         lieu détruit, vers Fouilleus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66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Gannes ou Brunvillers-la-Motte</text:p>
          </table:table-cell>
          <table:table-cell office:value-type="string" calcext:value-type="string">
            <text:p>60268/60112</text:p>
          </table:table-cell>
          <table:table-cell office:value-type="string" calcext:value-type="string">
            <text:p/>
            <text:p>         lieu détruit, vers Gannes ou Brunvillers-la-Mot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451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Gournay-sur-Aronde</text:p>
          </table:table-cell>
          <table:table-cell office:value-type="float" office:value="60281" calcext:value-type="float">
            <text:p>60281</text:p>
          </table:table-cell>
          <table:table-cell office:value-type="string" calcext:value-type="string">
            <text:p/>
            <text:p>         lieu détruit, vers Gournay-sur-Arond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091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Jaux</text:p>
          </table:table-cell>
          <table:table-cell office:value-type="float" office:value="60325" calcext:value-type="float">
            <text:p>60325</text:p>
          </table:table-cell>
          <table:table-cell office:value-type="string" calcext:value-type="string">
            <text:p/>
            <text:p>         lieu détruit, vers Jaux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60-03418</text:p>
          </table:table-cell>
          <table:table-cell/>
          <table:table-cell office:value-type="string" calcext:value-type="string">
            <text:p>lieu-dit</text:p>
          </table:table-cell>
          <table:table-cell office:value-type="string" calcext:value-type="string">
            <text:p>vers La Chapelle-en-Serval</text:p>
          </table:table-cell>
          <table:table-cell office:value-type="string" calcext:value-type="string">
            <text:p>Non/60142</text:p>
          </table:table-cell>
          <table:table-cell office:value-type="string" calcext:value-type="string">
            <text:p>nom de lieu-dit</text:p>
            <text:p>         </text:p>
            <text:p>            voir B 35, p. 173 et suiv.</text:p>
            <text:p>         , vers La Chapelle-en-Serva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46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Lamorlaye</text:p>
          </table:table-cell>
          <table:table-cell office:value-type="float" office:value="60346" calcext:value-type="float">
            <text:p>60346</text:p>
          </table:table-cell>
          <table:table-cell office:value-type="string" calcext:value-type="string">
            <text:p/>
            <text:p>         lieu détruit, en forêt du Lys, vers Lamorlaye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60-00608</text:p>
          </table:table-cell>
          <table:table-cell/>
          <table:table-cell office:value-type="string" calcext:value-type="string">
            <text:p>rivière</text:p>
          </table:table-cell>
          <table:table-cell office:value-type="string" calcext:value-type="string">
            <text:p>vers Maulers</text:p>
          </table:table-cell>
          <table:table-cell office:value-type="float" office:value="60390" calcext:value-type="float">
            <text:p>60390</text:p>
          </table:table-cell>
          <table:table-cell office:value-type="string" calcext:value-type="string">
            <text:p/>
            <text:p>         rivière, affluent de l’Oise, rive droite ; 44 km ; source à la Fontaine-au-But, entre La Neuville-Saint-Pierre et REUIL-SUR-BRECHE ; cette rivière prenait naissance, dans les temps anciens, à plusieurs km de sa source actuelle, vers Maulers, à huit km en amont. La rivière sépare en deux parties un petit massif de collines boisées</text:p>
            <text:p>            coupure utilisée comme lieu de passage : aujourd’hui RN n° 16 et voie ferrée Paris-Creil-Amiens.</text:p>
            <text:p>         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60-02272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Méru</text:p>
          </table:table-cell>
          <table:table-cell office:value-type="float" office:value="60395" calcext:value-type="float">
            <text:p>60395</text:p>
          </table:table-cell>
          <table:table-cell office:value-type="string" calcext:value-type="string">
            <text:p/>
            <text:p>         lieu détruit, vers Méru ?</text:p>
            <text:p>            serait identifié vers Montlignon, Val d’Oise ; cf. aujourd’hui le lieu-dit les Mestigers à Montlignon CAD (Liber Testamentorum sancti Martini de Campis, BN, fonds lat. 10977).</text:p>
            <text:p>         </text:p>
            <text:p>     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938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Milly-sur-Thérain ou Saint-Omer-en-Chaussée</text:p>
          </table:table-cell>
          <table:table-cell office:value-type="string" calcext:value-type="string">
            <text:p>60403/60590</text:p>
          </table:table-cell>
          <table:table-cell office:value-type="string" calcext:value-type="string">
            <text:p/>
            <text:p>         lieu détruit, vers Milly-sur-Thérain ou Saint-Omer-en-Chaussé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605</text:p>
          </table:table-cell>
          <table:table-cell/>
          <table:table-cell office:value-type="string" calcext:value-type="string">
            <text:p>région naturelle</text:p>
          </table:table-cell>
          <table:table-cell office:value-type="string" calcext:value-type="string">
            <text:p>vers Noai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égion naturelle, s’étendant surtout dans le département de la Seine-Maritime ; vient finir dans notre département par un angle aigu dont le sommet peut se situer vers Noailles ; autrefois couverte de forêts ; grands défrichements à partir du XIIIe s. La région a en général un sol glaiseux ; cf. le dicton : « Pays de Bray, pays de boue »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508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Plainval</text:p>
          </table:table-cell>
          <table:table-cell office:value-type="float" office:value="60495" calcext:value-type="float">
            <text:p>60495</text:p>
          </table:table-cell>
          <table:table-cell office:value-type="string" calcext:value-type="string">
            <text:p/>
            <text:p>         lieu détruit, vers Plainva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922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Plainval</text:p>
          </table:table-cell>
          <table:table-cell office:value-type="float" office:value="60495" calcext:value-type="float">
            <text:p>60495</text:p>
          </table:table-cell>
          <table:table-cell office:value-type="string" calcext:value-type="string">
            <text:p/>
            <text:p>         lieu détruit, vers Plainva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310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vers Précy-sur-Oise</text:p>
          </table:table-cell>
          <table:table-cell office:value-type="float" office:value="60513" calcext:value-type="float">
            <text:p>60513</text:p>
          </table:table-cell>
          <table:table-cell office:value-type="string" calcext:value-type="string">
            <text:p/>
            <text:p>         hauteur s’étendant, dans notre département, sur une longueur de 50 km, de la vallée de l’Oise (vers Précy-sur-Oise) à la 205l’Eptevalléede (vers Saint-Germer) dans la direction sud-est nord-oues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64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Remérangles</text:p>
          </table:table-cell>
          <table:table-cell office:value-type="float" office:value="60530" calcext:value-type="float">
            <text:p>60530</text:p>
          </table:table-cell>
          <table:table-cell office:value-type="string" calcext:value-type="string">
            <text:p/>
            <text:p>         lieu détruit, vers Remérangle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362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Ressons-sur-Matz</text:p>
          </table:table-cell>
          <table:table-cell office:value-type="float" office:value="60533" calcext:value-type="float">
            <text:p>60533</text:p>
          </table:table-cell>
          <table:table-cell office:value-type="string" calcext:value-type="string">
            <text:p/>
            <text:p>         lieu détruit, vers Ressons-sur-Matz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43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Saint-Crépin-Ibouvillers</text:p>
          </table:table-cell>
          <table:table-cell office:value-type="float" office:value="60570" calcext:value-type="float">
            <text:p>60570</text:p>
          </table:table-cell>
          <table:table-cell office:value-type="string" calcext:value-type="string">
            <text:p/>
            <text:p>         lieu détruit, vers Saint-Crépin-Ibouviller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1310</text:p>
          </table:table-cell>
          <table:table-cell/>
          <table:table-cell office:value-type="string" calcext:value-type="string">
            <text:p>hauteur</text:p>
          </table:table-cell>
          <table:table-cell office:value-type="string" calcext:value-type="string">
            <text:p>vers Saint-Germer</text:p>
          </table:table-cell>
          <table:table-cell office:value-type="float" office:value="60577" calcext:value-type="float">
            <text:p>60577</text:p>
          </table:table-cell>
          <table:table-cell office:value-type="string" calcext:value-type="string">
            <text:p/>
            <text:p>         hauteur s’étendant, dans notre département, sur une longueur de 50 km, de la vallée de l’Oise (vers Précy-sur-Oise) à la 205l’Eptevalléede (vers Saint-Germer) dans la direction sud-est nord-oues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426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Saint-Just-en-Chaussée</text:p>
          </table:table-cell>
          <table:table-cell office:value-type="float" office:value="60581" calcext:value-type="float">
            <text:p>60581</text:p>
          </table:table-cell>
          <table:table-cell office:value-type="string" calcext:value-type="string">
            <text:p/>
            <text:p>         lieu détruit, vers Saint-Just-en-Chaussé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403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Saintines</text:p>
          </table:table-cell>
          <table:table-cell office:value-type="float" office:value="60578" calcext:value-type="float">
            <text:p>60578</text:p>
          </table:table-cell>
          <table:table-cell office:value-type="string" calcext:value-type="string">
            <text:p/>
            <text:p>         lieu détruit, vers Saintin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0101</text:p>
          </table:table-cell>
          <table:table-cell/>
          <table:table-cell office:value-type="string" calcext:value-type="string">
            <text:p>lieu détruit</text:p>
          </table:table-cell>
          <table:table-cell office:value-type="string" calcext:value-type="string">
            <text:p>vers Senantes ou Villers-sur-Auchy</text:p>
          </table:table-cell>
          <table:table-cell office:value-type="string" calcext:value-type="string">
            <text:p>60611/60687</text:p>
          </table:table-cell>
          <table:table-cell office:value-type="string" calcext:value-type="string">
            <text:p/>
            <text:p>         lieu détruit, vers Senantes ou Villers-sur-Auchy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0109</text:p>
          </table:table-cell>
          <table:table-cell/>
          <table:table-cell office:value-type="string" calcext:value-type="string">
            <text:p>lieu non identifié</text:p>
          </table:table-cell>
          <table:table-cell office:value-type="string" calcext:value-type="string">
            <text:p>vers Senlis</text:p>
          </table:table-cell>
          <table:table-cell office:value-type="float" office:value="60612" calcext:value-type="float">
            <text:p>60612</text:p>
          </table:table-cell>
          <table:table-cell office:value-type="string" calcext:value-type="string">
            <text:p/>
            <text:p>         lieu non identifié, localisé vers Senli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151</text:p>
          </table:table-cell>
          <table:table-cell/>
          <table:table-cell office:value-type="string" calcext:value-type="string">
            <text:p>étendue boisée</text:p>
          </table:table-cell>
          <table:table-cell office:value-type="string" calcext:value-type="string">
            <text:p>village du Coudray-sur-Thelle</text:p>
          </table:table-cell>
          <table:table-cell office:value-type="float" office:value="60165" calcext:value-type="float">
            <text:p>60165</text:p>
          </table:table-cell>
          <table:table-cell office:value-type="string" calcext:value-type="string">
            <text:p/>
            <text:p>         étendue boisée, à l’est du village du Coudray-sur-Thelle, 190 ha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2242</text:p>
          </table:table-cell>
          <table:table-cell/>
          <table:table-cell office:value-type="string" calcext:value-type="string">
            <text:p>ruisseau</text:p>
          </table:table-cell>
          <table:table-cell office:value-type="string" calcext:value-type="string">
            <text:p>village du Mesnil-Théribus</text:p>
          </table:table-cell>
          <table:table-cell office:value-type="float" office:value="60401" calcext:value-type="float">
            <text:p>60401</text:p>
          </table:table-cell>
          <table:table-cell office:value-type="string" calcext:value-type="string">
            <text:p/>
            <text:p>         ruisseau, affluent de la Troesne, rive droite ; 11 km. Source dans le village du Mesnil-Théribu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60-03838</text:p>
          </table:table-cell>
          <table:table-cell/>
          <table:table-cell office:value-type="string" calcext:value-type="string">
            <text:p>branche</text:p>
          </table:table-cell>
          <table:table-cell office:value-type="string" calcext:value-type="string">
            <text:p>Wagicourt</text:p>
          </table:table-cell>
          <table:table-cell office:value-type="float" office:value="60628" calcext:value-type="float">
            <text:p>60628</text:p>
          </table:table-cell>
          <table:table-cell office:value-type="string" calcext:value-type="string">
            <text:p/>
            <text:p>         branche de la rivière Thérain en aval de Beauvais (de BEAUVAIS à Wagicourt) ; 4 k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0-01310</text:p>
          </table:table-cell>
          <table:table-cell/>
          <table:table-cell office:value-type="string" calcext:value-type="string">
            <text:p>hauteur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uteur s’étendant, dans notre département, sur une longueur de 50 km, de la vallée de l’Oise (vers Précy-sur-Oise) à la 205l’Eptevalléede (vers Saint-Germer) dans la direction sud-est nord-ouest.</text:p>
          </table:table-cell>
          <table:table-cell/>
          <table:table-cell table:style-name="ce3" office:value-type="string" calcext:value-type="string">
            <text:p>! Il n’y a pas de candidat, je suppose que c’était « Epte »</text:p>
          </table:table-cell>
        </table:table-row>
        <table:table-row table:style-name="ro3">
          <table:table-cell office:value-type="string" calcext:value-type="string">
            <text:p>DT60-00291</text:p>
          </table:table-cell>
          <table:table-cell/>
          <table:table-cell office:value-type="string" calcext:value-type="string">
            <text:p>rivièr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, affluent de la Somme, rive gauche ; 9 km, dont 3 km dans le 48l’Oisedépartementde ; source à Beaumont-en-Beine (Aisne).</text:p>
          </table:table-cell>
          <table:table-cell/>
          <table:table-cell table:style-name="ce3" office:value-type="string" calcext:value-type="string">
            <text:p>! Il n’y a pas de candidat, je suppose que c’était « Oise »</text:p>
          </table:table-cell>
        </table:table-row>
      </table:table>
      <table:named-expressions/>
      <table:database-ranges>
        <table:database-range table:name="__Anonymous_Sheet_DB__0" table:target-range-address="'DT60_liageINSEE_localisation-commune-desambiguisation'.A1:'DT60_liageINSEE_localisation-commune-desambiguisation'.G187">
          <table:sort>
            <table:sort-by table:field-number="3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2:00:25.813160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3T10:48:52.157000000</dc:date>
    <meta:editing-duration>PT12M48S</meta:editing-duration>
    <meta:editing-cycles>2</meta:editing-cycles>
    <meta:document-statistic meta:table-count="1" meta:cell-count="940" meta:object-count="0"/>
  </office:meta>
</office:document-meta>
</file>